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padding="0in" fo:border="none">
        <style:tab-stops/>
      </style:paragraph-properties>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Standard">
      <style:text-properties officeooo:rsid="00fdfc8d" officeooo:paragraph-rsid="00fdfc8d"/>
    </style:style>
    <style:style style:name="P35" style:family="paragraph" style:parent-style-name="Standard">
      <style:text-properties officeooo:rsid="00ff1898" officeooo:paragraph-rsid="00ff1898"/>
    </style:style>
    <style:style style:name="P36" style:family="paragraph" style:parent-style-name="Standard">
      <style:text-properties officeooo:rsid="00ff1898" officeooo:paragraph-rsid="01007189"/>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1e6f5" officeooo:paragraph-rsid="0101e6f5"/>
    </style:style>
    <style:style style:name="P39" style:family="paragraph" style:parent-style-name="Standard">
      <style:text-properties officeooo:rsid="010597aa" officeooo:paragraph-rsid="010597aa"/>
    </style:style>
    <style:style style:name="P40" style:family="paragraph" style:parent-style-name="Standard">
      <style:text-properties officeooo:rsid="0108cf59" officeooo:paragraph-rsid="0108cf59"/>
    </style:style>
    <style:style style:name="P41" style:family="paragraph" style:parent-style-name="Standard">
      <style:text-properties officeooo:rsid="0109f12a" officeooo:paragraph-rsid="0109f12a"/>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b286d" officeooo:paragraph-rsid="010b286d"/>
    </style:style>
    <style:style style:name="P44" style:family="paragraph" style:parent-style-name="Text_20_body">
      <style:text-properties officeooo:rsid="00f490ea" officeooo:paragraph-rsid="00f490ea"/>
    </style:style>
    <style:style style:name="P45" style:family="paragraph" style:parent-style-name="Text_20_body">
      <style:text-properties officeooo:rsid="00f676cf" officeooo:paragraph-rsid="00f676cf"/>
    </style:style>
    <style:style style:name="P46" style:family="paragraph" style:parent-style-name="Text_20_body">
      <style:text-properties officeooo:rsid="00fdfc8d" officeooo:paragraph-rsid="00fdfc8d"/>
    </style:style>
    <style:style style:name="P47" style:family="paragraph" style:parent-style-name="Text_20_body">
      <style:text-properties officeooo:rsid="00fe2948" officeooo:paragraph-rsid="00fe2948"/>
    </style:style>
    <style:style style:name="P48" style:family="paragraph" style:parent-style-name="Text_20_body">
      <style:text-properties officeooo:rsid="0106c75b" officeooo:paragraph-rsid="0106c75b"/>
    </style:style>
    <style:style style:name="P49" style:family="paragraph" style:parent-style-name="Text_20_body">
      <style:text-properties officeooo:rsid="0106dc7e" officeooo:paragraph-rsid="0106dc7e"/>
    </style:style>
    <style:style style:name="P50" style:family="paragraph" style:parent-style-name="Text_20_body">
      <style:text-properties officeooo:rsid="0108cf59" officeooo:paragraph-rsid="0108cf59"/>
    </style:style>
    <style:style style:name="P5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4" style:family="paragraph" style:parent-style-name="SQLStatement" style:master-page-name="">
      <style:paragraph-properties style:page-number="auto" fo:keep-with-next="always"/>
      <style:text-properties officeooo:rsid="0108cf59" officeooo:paragraph-rsid="0108cf59"/>
    </style:style>
    <style:style style:name="P55"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5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7" style:family="paragraph" style:parent-style-name="Highlighted">
      <style:text-properties officeooo:rsid="00fdfc8d" officeooo:paragraph-rsid="00fdfc8d"/>
    </style:style>
    <style:style style:name="P58" style:family="paragraph" style:parent-style-name="Highlighted">
      <style:text-properties officeooo:rsid="0106c75b" officeooo:paragraph-rsid="0106c75b"/>
    </style:style>
    <style:style style:name="P59" style:family="paragraph" style:parent-style-name="Highlighted">
      <style:text-properties officeooo:rsid="0108cf59" officeooo:paragraph-rsid="0108cf59"/>
    </style:style>
    <style:style style:name="P60" style:family="paragraph" style:parent-style-name="Highlighted">
      <style:text-properties officeooo:rsid="010b286d" officeooo:paragraph-rsid="010b286d"/>
    </style:style>
    <style:style style:name="P61" style:family="paragraph" style:parent-style-name="SQLStatement">
      <style:text-properties officeooo:rsid="00fdfc8d" officeooo:paragraph-rsid="00fdfc8d"/>
    </style:style>
    <style:style style:name="P62" style:family="paragraph" style:parent-style-name="SQLStatement">
      <style:text-properties officeooo:rsid="0106c75b" officeooo:paragraph-rsid="0106c75b"/>
    </style:style>
    <style:style style:name="P63" style:family="paragraph" style:parent-style-name="SQLStatement">
      <style:text-properties officeooo:rsid="0106dc7e" officeooo:paragraph-rsid="0106dc7e"/>
    </style:style>
    <style:style style:name="P64" style:family="paragraph" style:parent-style-name="SQLStatement">
      <style:text-properties officeooo:rsid="0108cf59" officeooo:paragraph-rsid="0108cf59"/>
    </style:style>
    <style:style style:name="P65" style:family="paragraph" style:parent-style-name="SQLStatement">
      <style:paragraph-properties fo:keep-with-next="always"/>
      <style:text-properties officeooo:rsid="0108cf59" officeooo:paragraph-rsid="0108cf59"/>
    </style:style>
    <style:style style:name="P66" style:family="paragraph" style:parent-style-name="Standard" style:list-style-name="L3">
      <style:paragraph-properties fo:text-align="start" style:justify-single-word="false"/>
      <style:text-properties officeooo:rsid="00f73de1" officeooo:paragraph-rsid="00f73de1"/>
    </style:style>
    <style:style style:name="P67" style:family="paragraph" style:parent-style-name="Standard">
      <style:text-properties officeooo:rsid="00f73de1" officeooo:paragraph-rsid="00f73de1"/>
    </style:style>
    <style:style style:name="P68" style:family="paragraph" style:parent-style-name="Standard" style:list-style-name="L3">
      <style:paragraph-properties fo:text-align="start" style:justify-single-word="false"/>
      <style:text-properties officeooo:rsid="00ff3323" officeooo:paragraph-rsid="00ff3323"/>
    </style:style>
    <style:style style:name="P69" style:family="paragraph" style:parent-style-name="Standard" style:list-style-name="L3">
      <style:paragraph-properties fo:text-align="start" style:justify-single-word="false"/>
      <style:text-properties officeooo:paragraph-rsid="0109f12a"/>
    </style:style>
    <style:style style:name="P70" style:family="paragraph" style:parent-style-name="Standard" style:list-style-name="L4">
      <style:text-properties officeooo:rsid="00f91453" officeooo:paragraph-rsid="00f91453"/>
    </style:style>
    <style:style style:name="P71" style:family="paragraph" style:parent-style-name="Standard">
      <style:text-properties officeooo:rsid="00f91453" officeooo:paragraph-rsid="00f91453"/>
    </style:style>
    <style:style style:name="P72" style:family="paragraph" style:parent-style-name="Standard" style:list-style-name="L4">
      <style:text-properties officeooo:rsid="00fdfc8d" officeooo:paragraph-rsid="00fdfc8d"/>
    </style:style>
    <style:style style:name="P73" style:family="paragraph" style:parent-style-name="Standard">
      <style:text-properties officeooo:rsid="0109f12a" officeooo:paragraph-rsid="0109f12a"/>
    </style:style>
    <style:style style:name="P74" style:family="paragraph" style:parent-style-name="Standard" style:list-style-name="L6">
      <style:text-properties fo:font-style="normal" officeooo:rsid="0109f12a" officeooo:paragraph-rsid="0109f12a" style:font-style-asian="normal" style:font-style-complex="normal"/>
    </style:style>
    <style:style style:name="P75" style:family="paragraph" style:parent-style-name="Standard">
      <style:text-properties officeooo:paragraph-rsid="01107ae7"/>
    </style:style>
    <style:style style:name="P76" style:family="paragraph" style:parent-style-name="Standard">
      <style:text-properties officeooo:rsid="00fc025a" officeooo:paragraph-rsid="0112af60"/>
    </style:style>
    <style:style style:name="P77" style:family="paragraph" style:parent-style-name="Standard">
      <style:text-properties officeooo:rsid="00ff1898" officeooo:paragraph-rsid="0116de8b"/>
    </style:style>
    <style:style style:name="P78" style:family="paragraph" style:parent-style-name="Standard">
      <style:text-properties officeooo:rsid="00ff1898" officeooo:paragraph-rsid="01007189"/>
    </style:style>
    <style:style style:name="P79" style:family="paragraph" style:parent-style-name="Standard">
      <style:text-properties officeooo:rsid="011acd12" officeooo:paragraph-rsid="011acd12"/>
    </style:style>
    <style:style style:name="P80" style:family="paragraph" style:parent-style-name="Standard">
      <style:text-properties officeooo:rsid="011cd19b" officeooo:paragraph-rsid="011cd19b"/>
    </style:style>
    <style:style style:name="P81" style:family="paragraph" style:parent-style-name="Standard">
      <style:text-properties officeooo:rsid="011efc1d" officeooo:paragraph-rsid="011efc1d"/>
    </style:style>
    <style:style style:name="P82" style:family="paragraph" style:parent-style-name="Standard">
      <style:text-properties officeooo:rsid="012057ca" officeooo:paragraph-rsid="012057ca"/>
    </style:style>
    <style:style style:name="P83" style:family="paragraph" style:parent-style-name="Standard">
      <style:text-properties officeooo:rsid="01214ef0" officeooo:paragraph-rsid="01214ef0"/>
    </style:style>
    <style:style style:name="P8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6" style:family="paragraph" style:list-style-name="L3"/>
    <style:style style:name="P87" style:family="paragraph" style:parent-style-name="Standard" style:master-page-name="">
      <style:paragraph-properties style:page-number="auto" fo:keep-with-next="always"/>
      <style:text-properties officeooo:rsid="00f91453" officeooo:paragraph-rsid="00f91453"/>
    </style:style>
    <style:style style:name="P88" style:family="paragraph" style:parent-style-name="Heading_20_1" style:master-page-name="Right_20_Page">
      <style:paragraph-properties style:page-number="1" fo:break-before="auto" fo:break-after="auto"/>
      <style:text-properties officeooo:paragraph-rsid="002a495c"/>
    </style:style>
    <style:style style:name="P89" style:family="paragraph" style:parent-style-name="Text_20_body" style:list-style-name="L1">
      <style:text-properties officeooo:rsid="00f490ea" officeooo:paragraph-rsid="00f490ea"/>
    </style:style>
    <style:style style:name="P90" style:family="paragraph" style:parent-style-name="Text_20_body" style:list-style-name="L2">
      <style:text-properties officeooo:rsid="00f676cf" officeooo:paragraph-rsid="00f676cf"/>
    </style:style>
    <style:style style:name="P91" style:family="paragraph" style:parent-style-name="Text_20_body">
      <style:text-properties fo:font-weight="normal" officeooo:rsid="01026725" officeooo:paragraph-rsid="01026725" style:font-weight-asian="normal" style:font-weight-complex="normal"/>
    </style:style>
    <style:style style:name="P92" style:family="paragraph" style:parent-style-name="Text_20_body" style:list-style-name="L7">
      <style:text-properties officeooo:rsid="01026725" officeooo:paragraph-rsid="01026725"/>
    </style:style>
    <style:style style:name="P93" style:family="paragraph" style:parent-style-name="Text_20_body" style:list-style-name="L7">
      <style:text-properties officeooo:rsid="01043ba7" officeooo:paragraph-rsid="01043ba7"/>
    </style:style>
    <style:style style:name="P94" style:family="paragraph" style:parent-style-name="Text_20_body">
      <style:text-properties officeooo:rsid="012057ca" officeooo:paragraph-rsid="012057ca"/>
    </style:style>
    <style:style style:name="P95" style:family="paragraph" style:parent-style-name="Heading_20_3">
      <style:text-properties officeooo:rsid="01014afd" officeooo:paragraph-rsid="01014afd"/>
    </style:style>
    <style:style style:name="P96" style:family="paragraph" style:parent-style-name="Heading_20_3">
      <style:text-properties officeooo:rsid="0108cf59" officeooo:paragraph-rsid="0108cf59"/>
    </style:style>
    <style:style style:name="P97" style:family="paragraph" style:parent-style-name="Heading_20_3">
      <style:text-properties officeooo:rsid="0109f12a" officeooo:paragraph-rsid="0109f12a"/>
    </style:style>
    <style:style style:name="P98" style:family="paragraph" style:parent-style-name="Heading_20_3">
      <style:text-properties officeooo:rsid="010adfb4" officeooo:paragraph-rsid="010adfb4"/>
    </style:style>
    <style:style style:name="P99" style:family="paragraph" style:parent-style-name="Heading_20_2">
      <style:text-properties officeooo:rsid="00f73de1" officeooo:paragraph-rsid="00f73de1"/>
    </style:style>
    <style:style style:name="P100" style:family="paragraph" style:parent-style-name="Heading_20_2">
      <style:text-properties officeooo:rsid="00f91453" officeooo:paragraph-rsid="00f91453"/>
    </style:style>
    <style:style style:name="P101" style:family="paragraph" style:parent-style-name="Heading_20_2">
      <style:text-properties officeooo:rsid="00ff1898" officeooo:paragraph-rsid="00ff1898"/>
    </style:style>
    <style:style style:name="P102" style:family="paragraph" style:parent-style-name="Heading_20_2">
      <style:text-properties officeooo:rsid="0108cf59" officeooo:paragraph-rsid="0108cf59"/>
    </style:style>
    <style:style style:name="P103" style:family="paragraph" style:parent-style-name="Heading_20_2">
      <style:text-properties officeooo:rsid="010adfb4" officeooo:paragraph-rsid="010adfb4"/>
    </style:style>
    <style:style style:name="P104" style:family="paragraph" style:parent-style-name="Heading_20_2">
      <style:text-properties officeooo:rsid="011437c9" officeooo:paragraph-rsid="011437c9"/>
    </style:style>
    <style:style style:name="P105" style:family="paragraph" style:parent-style-name="Heading_20_4">
      <style:text-properties officeooo:rsid="01026725" officeooo:paragraph-rsid="01026725"/>
    </style:style>
    <style:style style:name="P106" style:family="paragraph" style:parent-style-name="Heading_20_4">
      <style:text-properties officeooo:rsid="010aefdf" officeooo:paragraph-rsid="010aefdf"/>
    </style:style>
    <style:style style:name="P107" style:family="paragraph" style:parent-style-name="Heading_20_4">
      <style:text-properties officeooo:rsid="010b286d" officeooo:paragraph-rsid="010b286d"/>
    </style:style>
    <style:style style:name="P108" style:family="paragraph" style:parent-style-name="Heading_20_4">
      <style:text-properties officeooo:rsid="010cef2d" officeooo:paragraph-rsid="010cef2d"/>
    </style:style>
    <style:style style:name="P109" style:family="paragraph" style:parent-style-name="Heading_20_4">
      <style:text-properties officeooo:rsid="011cd19b" officeooo:paragraph-rsid="011cd19b"/>
    </style:style>
    <style:style style:name="P110" style:family="paragraph" style:parent-style-name="Contents_20_1" style:master-page-name="Front_20_Right">
      <style:paragraph-properties style:page-number="auto">
        <style:tab-stops>
          <style:tab-stop style:position="6.2701in" style:type="right"/>
        </style:tab-stops>
      </style:paragraph-properties>
    </style:style>
    <style:style style:name="P111" style:family="paragraph" style:parent-style-name="Highlighted">
      <style:text-properties officeooo:rsid="010efd79" officeooo:paragraph-rsid="010efd79"/>
    </style:style>
    <style:style style:name="P112" style:family="paragraph" style:parent-style-name="Highlighted">
      <style:text-properties officeooo:rsid="012057ca" officeooo:paragraph-rsid="012057ca"/>
    </style:style>
    <style:style style:name="P113" style:family="paragraph" style:parent-style-name="QuotedSQL" style:list-style-name="L5">
      <style:paragraph-properties fo:margin-left="0in" fo:margin-right="0in" fo:text-indent="0in" style:auto-text-indent="false"/>
    </style:style>
    <style:style style:name="P114" style:family="paragraph" style:parent-style-name="Quoted" style:list-style-name="L5">
      <style:paragraph-properties fo:margin-left="0in" fo:margin-right="0in" fo:text-indent="0in" style:auto-text-indent="false"/>
    </style:style>
    <style:style style:name="P115" style:family="paragraph" style:parent-style-name="Quoted" style:master-page-name="">
      <style:paragraph-properties style:page-number="auto" fo:keep-with-next="always"/>
    </style:style>
    <style:style style:name="P116" style:family="paragraph" style:parent-style-name="Quoted" style:master-page-name="">
      <style:paragraph-properties style:page-number="auto" fo:keep-with-next="always"/>
    </style:style>
    <style:style style:name="P117" style:family="paragraph" style:parent-style-name="Endnote">
      <style:text-properties officeooo:rsid="010eedc6" officeooo:paragraph-rsid="010eedc6"/>
    </style:style>
    <style:style style:name="P118" style:family="paragraph" style:parent-style-name="Endnote">
      <style:text-properties officeooo:paragraph-rsid="01107ae7"/>
    </style:style>
    <style:style style:name="P119" style:family="paragraph" style:parent-style-name="Endnote">
      <style:text-properties officeooo:paragraph-rsid="0112af60"/>
    </style:style>
    <style:style style:name="P120" style:family="paragraph" style:parent-style-name="Endnote">
      <style:text-properties officeooo:rsid="011437c9" officeooo:paragraph-rsid="011437c9"/>
    </style:style>
    <style:style style:name="P121" style:family="paragraph" style:parent-style-name="Endnote">
      <style:text-properties officeooo:rsid="01153c38" officeooo:paragraph-rsid="01153c38"/>
    </style:style>
    <style:style style:name="P122" style:family="paragraph" style:parent-style-name="Endnote">
      <style:text-properties officeooo:paragraph-rsid="01153c38"/>
    </style:style>
    <style:style style:name="P123" style:family="paragraph" style:parent-style-name="Endnote">
      <style:text-properties officeooo:rsid="0116de8b" officeooo:paragraph-rsid="0116de8b"/>
    </style:style>
    <style:style style:name="P124" style:family="paragraph" style:parent-style-name="Endnote">
      <style:text-properties officeooo:rsid="01181658" officeooo:paragraph-rsid="01181658"/>
    </style:style>
    <style:style style:name="P125" style:family="paragraph" style:parent-style-name="Endnote">
      <style:text-properties officeooo:paragraph-rsid="01181658"/>
    </style:style>
    <style:style style:name="P126" style:family="paragraph" style:parent-style-name="Endnote">
      <style:text-properties officeooo:rsid="0119c3af" officeooo:paragraph-rsid="0119c3af"/>
    </style:style>
    <style:style style:name="P127" style:family="paragraph" style:parent-style-name="Endnote">
      <style:text-properties officeooo:rsid="0119c3af" officeooo:paragraph-rsid="011acd12"/>
    </style:style>
    <style:style style:name="P128" style:family="paragraph" style:parent-style-name="Endnote">
      <style:text-properties officeooo:rsid="011b669b" officeooo:paragraph-rsid="011b669b"/>
    </style:style>
    <style:style style:name="P129" style:family="paragraph" style:parent-style-name="Endnote">
      <style:text-properties officeooo:paragraph-rsid="011cd19b"/>
    </style:style>
    <style:style style:name="P130" style:family="paragraph" style:parent-style-name="Endnote">
      <style:text-properties officeooo:rsid="011e713a" officeooo:paragraph-rsid="011e713a"/>
    </style:style>
    <style:style style:name="P131" style:family="paragraph" style:parent-style-name="Endnote">
      <style:text-properties officeooo:rsid="012057ca" officeooo:paragraph-rsid="012057ca"/>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fo:font-weight="normal" officeooo:rsid="01043ba7" style:font-style-asian="italic" style:font-weight-asian="normal" style:font-style-complex="italic" style:font-weight-complex="normal"/>
    </style:style>
    <style:style style:name="T12" style:family="text">
      <style:text-properties officeooo:rsid="00f490ea"/>
    </style:style>
    <style:style style:name="T13" style:family="text">
      <style:text-properties officeooo:rsid="00f676cf"/>
    </style:style>
    <style:style style:name="T14" style:family="text">
      <style:text-properties officeooo:rsid="00f73de1"/>
    </style:style>
    <style:style style:name="T15" style:family="text">
      <style:text-properties officeooo:rsid="00f91453"/>
    </style:style>
    <style:style style:name="T16" style:family="text">
      <style:text-properties officeooo:rsid="00fe2948"/>
    </style:style>
    <style:style style:name="T17" style:family="text">
      <style:text-properties fo:font-style="normal" style:font-style-asian="normal" style:font-style-complex="normal"/>
    </style:style>
    <style:style style:name="T18" style:family="text">
      <style:text-properties fo:font-style="normal" officeooo:rsid="01007189" style:font-style-asian="normal" style:font-style-complex="normal"/>
    </style:style>
    <style:style style:name="T19" style:family="text">
      <style:text-properties fo:font-style="normal" officeooo:rsid="01014afd" style:font-style-asian="normal" style:font-style-complex="normal"/>
    </style:style>
    <style:style style:name="T20" style:family="text">
      <style:text-properties fo:font-style="normal" officeooo:rsid="0106c75b" style:font-style-asian="normal" style:font-style-complex="normal"/>
    </style:style>
    <style:style style:name="T21" style:family="text">
      <style:text-properties fo:font-style="normal" officeooo:rsid="0109f12a" style:font-style-asian="normal" style:font-style-complex="normal"/>
    </style:style>
    <style:style style:name="T22" style:family="text">
      <style:text-properties fo:font-style="normal" officeooo:rsid="010adfb4" style:font-style-asian="normal" style:font-style-complex="normal"/>
    </style:style>
    <style:style style:name="T23" style:family="text">
      <style:text-properties fo:font-style="normal" officeooo:rsid="010b286d" style:font-style-asian="normal" style:font-style-complex="normal"/>
    </style:style>
    <style:style style:name="T24" style:family="text">
      <style:text-properties fo:font-style="normal" officeooo:rsid="01107ae7" style:font-style-asian="normal" style:font-style-complex="normal"/>
    </style:style>
    <style:style style:name="T25" style:family="text">
      <style:text-properties fo:font-style="normal" officeooo:rsid="01181658" style:font-style-asian="normal" style:font-style-complex="normal"/>
    </style:style>
    <style:style style:name="T26" style:family="text">
      <style:text-properties fo:font-style="normal" fo:font-weight="bold" officeooo:rsid="010adfb4"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1043ba7" style:font-style-asian="normal" style:font-weight-asian="normal" style:font-style-complex="normal" style:font-weight-complex="normal"/>
    </style:style>
    <style:style style:name="T29" style:family="text">
      <style:text-properties fo:font-style="normal" fo:font-weight="normal" officeooo:rsid="01181658" style:font-style-asian="normal" style:font-weight-asian="normal" style:font-style-complex="normal" style:font-weight-complex="normal"/>
    </style:style>
    <style:style style:name="T30" style:family="text">
      <style:text-properties fo:font-style="normal" fo:font-weight="normal" officeooo:rsid="0119c3af" style:font-style-asian="normal" style:font-weight-asian="normal" style:font-style-complex="normal" style:font-weight-complex="normal"/>
    </style:style>
    <style:style style:name="T31" style:family="text">
      <style:text-properties fo:font-weight="bold" style:font-weight-asian="bold" style:font-weight-complex="bold"/>
    </style:style>
    <style:style style:name="T32" style:family="text">
      <style:text-properties fo:font-weight="bold" officeooo:rsid="01107ae7" style:font-weight-asian="bold" style:font-weight-complex="bold"/>
    </style:style>
    <style:style style:name="T33" style:family="text">
      <style:text-properties fo:font-weight="bold" officeooo:rsid="01181658" style:font-weight-asian="bold" style:font-weight-complex="bold"/>
    </style:style>
    <style:style style:name="T34" style:family="text">
      <style:text-properties officeooo:rsid="01007189"/>
    </style:style>
    <style:style style:name="T35" style:family="text">
      <style:text-properties officeooo:rsid="0101e6f5"/>
    </style:style>
    <style:style style:name="T36" style:family="text">
      <style:text-properties fo:font-weight="normal" style:font-weight-asian="normal" style:font-weight-complex="normal"/>
    </style:style>
    <style:style style:name="T37" style:family="text">
      <style:text-properties fo:font-weight="normal" officeooo:rsid="01043ba7" style:font-weight-asian="normal" style:font-weight-complex="normal"/>
    </style:style>
    <style:style style:name="T38" style:family="text">
      <style:text-properties fo:font-weight="normal" officeooo:rsid="01181658" style:font-weight-asian="normal" style:font-weight-complex="normal"/>
    </style:style>
    <style:style style:name="T39" style:family="text">
      <style:text-properties officeooo:rsid="01026725"/>
    </style:style>
    <style:style style:name="T40" style:family="text">
      <style:text-properties officeooo:rsid="0106c75b"/>
    </style:style>
    <style:style style:name="T41" style:family="text">
      <style:text-properties officeooo:rsid="0106dc7e"/>
    </style:style>
    <style:style style:name="T42" style:family="text">
      <style:text-properties officeooo:rsid="0109f12a"/>
    </style:style>
    <style:style style:name="T43" style:family="text">
      <style:text-properties officeooo:rsid="010adfb4"/>
    </style:style>
    <style:style style:name="T44" style:family="text">
      <style:text-properties officeooo:rsid="010aefdf"/>
    </style:style>
    <style:style style:name="T45" style:family="text">
      <style:text-properties officeooo:rsid="010b286d"/>
    </style:style>
    <style:style style:name="T46" style:family="text">
      <style:text-properties officeooo:rsid="010eedc6"/>
    </style:style>
    <style:style style:name="T47" style:family="text">
      <style:text-properties officeooo:rsid="010efd79"/>
    </style:style>
    <style:style style:name="T48" style:family="text">
      <style:text-properties style:font-name="monospace" fo:font-size="12pt"/>
    </style:style>
    <style:style style:name="T49" style:family="text">
      <style:text-properties officeooo:rsid="01107ae7"/>
    </style:style>
    <style:style style:name="T50" style:family="text">
      <style:text-properties officeooo:rsid="0111ddfa"/>
    </style:style>
    <style:style style:name="T51" style:family="text">
      <style:text-properties officeooo:rsid="0112af60"/>
    </style:style>
    <style:style style:name="T52" style:family="text">
      <style:text-properties officeooo:rsid="01153c38"/>
    </style:style>
    <style:style style:name="T53" style:family="text">
      <style:text-properties officeooo:rsid="0116de8b"/>
    </style:style>
    <style:style style:name="T54" style:family="text">
      <style:text-properties officeooo:rsid="01181658"/>
    </style:style>
    <style:style style:name="T55" style:family="text">
      <style:text-properties officeooo:rsid="0119c3af"/>
    </style:style>
    <style:style style:name="T56" style:family="text">
      <style:text-properties officeooo:rsid="011acd12"/>
    </style:style>
    <style:style style:name="T57" style:family="text">
      <style:text-properties officeooo:rsid="011cd19b"/>
    </style:style>
    <style:style style:name="T58" style:family="text">
      <style:text-properties officeooo:rsid="011e713a"/>
    </style:style>
    <style:style style:name="T59" style:family="text">
      <style:text-properties officeooo:rsid="011efc1d"/>
    </style:style>
    <style:style style:name="T60" style:family="text">
      <style:text-properties officeooo:rsid="011f03ea"/>
    </style:style>
    <style:style style:name="T61" style:family="text">
      <style:text-properties officeooo:rsid="012057ca"/>
    </style:style>
    <style:style style:name="T62" style:family="text">
      <style:text-properties officeooo:rsid="01214ef0"/>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57in" draw:visible-area-height="1.198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4"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4"><draw:frame draw:style-name="fr1" draw:name="Frame3" text:anchor-type="paragraph" svg:x="5.011in" svg:y="0.0008in" draw:z-index="1"><draw:text-box fo:min-height="0.1457in" fo:min-width="0.0161in"><text:p text:style-name="P19"><text:bookmark text:name="_1229237248"/></text:p></draw:text-box></draw:frame></text:p>
      <text:p text:style-name="P9"><draw:frame draw:style-name="fr2" draw:name="Frame1" text:anchor-type="paragraph" svg:x="0.0327in" svg:y="1.9in" svg:width="6.5055in" svg:height="5.9516in" draw:z-index="2"><draw:text-box><text:p text:style-name="P33">MWA Software</text:p><text:p text:style-name="P10"><text:span text:style-name="T3"><text:line-break/></text:span><text:span text:style-name="T5"><text:title>IBX for Lazarus and Firebird Security</text:title></text:span></text:p><text:p text:style-name="P4"/><text:p text:style-name="P4"><text:subject/></text:p><text:p text:style-name="P11"/></draw:text-box></draw:frame><draw:frame draw:style-name="fr3" draw:name="Frame2" text:anchor-type="paragraph" svg:y="8.6709in" svg:width="6.5173in" svg:height="1.0575in" draw:z-index="0"><draw:text-box><text:p text:style-name="P8">Issue 1.0, </text:p><text:p text:style-name="P8"><text:date style:data-style-name="N76" text:date-value="2018-01-31T12:24:31.529115387">31 Jan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5"/>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1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6">1 <text:s/>Introduction<text:tab/>1</text:p>
          <text:p text:style-name="P52">1.1 <text:s/>References<text:tab/>2</text:p>
          <text:p text:style-name="P56">2 <text:s/>The Firebird Security Model<text:tab/>3</text:p>
          <text:p text:style-name="P52">2.1 <text:s/>Overview<text:tab/>3</text:p>
          <text:p text:style-name="P52">2.2 <text:s/>The Firebird Security Database<text:tab/>4</text:p>
          <text:p text:style-name="P51">2.2.1 <text:s/>Creating a Firebird Database<text:tab/>5</text:p>
          <text:p text:style-name="P53">2.2.1.1 The Firebird 3 Default Security Database<text:tab/>5</text:p>
          <text:p text:style-name="P53">2.2.1.2 Firebird 3 Alternative Security Databases<text:tab/>6</text:p>
          <text:p text:style-name="P53">2.2.1.3 Alternative Security Databases and the Services API<text:tab/>7</text:p>
          <text:p text:style-name="P52">2.3 <text:s/>User Management<text:tab/>7</text:p>
          <text:p text:style-name="P51">2.3.1 <text:s/>Firebird 2.1 and Earlier<text:tab/>7</text:p>
          <text:p text:style-name="P51">2.3.2 <text:s/>Firebird 2.5<text:tab/>7</text:p>
          <text:p text:style-name="P53">2.3.2.1 CREATE USER<text:tab/>7</text:p>
          <text:p text:style-name="P53">2.3.2.2 ALTER USER<text:tab/>8</text:p>
          <text:p text:style-name="P53">2.3.2.3 DROP USER<text:tab/>8</text:p>
          <text:p text:style-name="P51">2.3.3 <text:s/>Firebird 3<text:tab/>8</text:p>
          <text:p text:style-name="P53">2.3.3.1 User Tags<text:tab/>9</text:p>
          <text:p text:style-name="P53">2.3.3.2 Mapping Users between Security Databases<text:tab/>9</text:p>
          <text:p text:style-name="P51">2.3.4 <text:s/>Windows Integration<text:tab/>9</text:p>
          <text:p text:style-name="P52">2.4 <text:s/>Access Rights<text:tab/>9</text:p>
          <text:p text:style-name="P52">2.5 <text:s/>Roles<text:tab/>9</text:p>
          <text:p text:style-name="P51">2.5.1 <text:s/>Creating a Role<text:tab/>9</text:p>
          <text:p text:style-name="P51">2.5.2 <text:s/>Users and Roles<text:tab/>9</text:p>
          <text:p text:style-name="P51">2.5.3 <text:s/>The RDB$ADMIN role<text:tab/>9</text:p>
          <text:p text:style-name="P52">2.6 <text:s/>Access Rights and Database Schemas<text:tab/>9</text:p>
          <text:p text:style-name="P52">2.7 <text:s/>Embedded Databases<text:tab/>9</text:p>
          <text:p text:style-name="P56">3 <text:s/>Legacy User Management and IBX<text:tab/>11</text:p>
          <text:p text:style-name="P56">4 <text:s/>Firebird 3 User Management and IBX<text:tab/>13</text:p>
        </text:index-body>
      </text:table-of-content>
      <text:p text:style-name="P20"/>
      <text:h text:style-name="P88" text:outline-level="1" text:restart-numbering="true" text:start-value="-1"><text:bookmark-start text:name="__RefHeading__1226_1812826207"/><text:line-break/>Introduction<text:bookmark-end text:name="__RefHeading__1226_1812826207"/></text:h>
      <text:p text:style-name="Text_20_body">This document <text:span text:style-name="T12">is a supplement to the IBX For Lazarus User Guide and explores how </text:span><text:span text:style-name="T10">IBX for Lazarus</text:span><text:span text:style-name="T12"> can be used to create applications that manage Firebird users and their access rights to Firebird Databases.</text:span></text:p>
      <text:p text:style-name="P44">Previously to Firebird 3, <text:span text:style-name="T46">there was a single (global) security database (containing user credentials) per server, and </text:span>the Services API was used to perform User Management. Many access rights were implicit (e.g. creating tables or even whole databases) and the granting and revoking of access rights was performed using DDL statements.</text:p>
      <text:p text:style-name="P44">Firebird 3 has improved upon this by:</text:p>
      <text:list xml:id="list5993623574710776521" text:style-name="L1">
        <text:list-item>
          <text:p text:style-name="P89">Permitting User Management to be performed using a combination of virtual tables and DDL Statements.</text:p>
        </text:list-item>
        <text:list-item>
          <text:p text:style-name="P89">Supporting alternative security databases on a per database basis.</text:p>
        </text:list-item>
        <text:list-item>
          <text:p text:style-name="P89">Allowing all access rights to be explicitly managed through DDL statements.</text:p>
        </text:list-item>
      </text:list>
      <text:p text:style-name="P44">For legacy support, the Services API is still available for User Management. It is limited to the global security database.</text:p>
      <text:p text:style-name="P44">Through the IBServices unit, IBX has made available access to the Firebird Services API and hence could support User Management applications, with the supporting DDL Statements being executed using TIBSQL. This functionality continues to be available.</text:p>
      <text:p text:style-name="P44">In IBX 2.1, the TIBUpdate component was introduced. This is intended to support dataset update using DDL statements. That is datasets generated from Firebird virtual tables and presented to the user using TIBQuery. Together they enable <text:span text:style-name="T13">Firebird 3 style User Management through virtual tables and supporting DDL statements in a straightforward manner.</text:span></text:p>
      <text:p text:style-name="P45"><text:soft-page-break/>The <text:span text:style-name="T9">IBX for Lazarus</text:span> source code provides examples for both legacy and Firebird 3 User Management. This guide supports these examples and attempts to:</text:p>
      <text:list xml:id="list6277636211113332941" text:style-name="L2">
        <text:list-item>
          <text:p text:style-name="P90">explain the Firebird Security Model</text:p>
        </text:list-item>
        <text:list-item>
          <text:p text:style-name="P90">How IBX is used to support legacy User Management through the Services API.</text:p>
        </text:list-item>
        <text:list-item>
          <text:p text:style-name="P90">How IBX is used to support Firebird 3 User Management and the assignment of extended Access Rights</text:p>
        </text:list-item>
      </text:list>
      <text:h text:style-name="P99" text:outline-level="2">References</text:h>
      <text:list xml:id="list8536319669119734273" text:style-name="L3">
        <text:list-item>
          <text:p text:style-name="P66">IBX for Lazarus User Guide -MWA Software – Issue 1.4<text:line-break/>https://mwasoftware.co.uk/downloads/send/5-ibx-current/147-ibx4lazarusguide</text:p>
        </text:list-item>
        <text:list-item>
          <text:p text:style-name="P66"><text:bookmark-start text:name="__RefNumPara__12424_1530721698"/>Firebird 3.0.2 Release Notes<text:line-break/> <text:a xlink:type="simple" xlink:href="https://www.firebirdsql.org/file/documentation/release_notes/html/en/3_0/rlsnotes30.html" text:style-name="Internet_20_link" text:visited-style-name="Visited_20_Internet_20_Link">https://www.firebirdsql.org/file/documentation/release_notes/html/en/3_0/rlsnotes30.html</text:a><text:bookmark-end text:name="__RefNumPara__12424_1530721698"/></text:p>
        </text:list-item>
        <text:list-item>
          <text:p text:style-name="P68"><text:bookmark-start text:name="__RefNumPara__12158_1530721698"/>Firebird 2.0.7 Releas<text:span text:style-name="T47">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68"><text:bookmark-start text:name="__RefNumPara__1207_1530645906"/>Firebird 2.1.7 Releas<text:span text:style-name="T47">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68"><text:bookmark-start text:name="__RefNumPara__1515_1530645906"/>Firebird 2.5.8 Release Notes<text:line-break/><text:a xlink:type="simple" xlink:href="https://www.firebirdsql.org/file/documentation/release_notes/html/en/2_5/rlsnotes25.html" text:style-name="Internet_20_link" text:visited-style-name="Visited_20_Internet_20_Link">https://www.firebirdsql.org/file/documentation/release_notes/html/en/2_5/rlsnotes25.html</text:a><text:bookmark-end text:name="__RefNumPara__1515_1530645906"/></text:p>
        </text:list-item>
        <text:list-item>
          <text:p text:style-name="P69"><text:bookmark-start text:name="__RefNumPara__13452_1530721698"/><text:span text:style-name="T42">Firebird 2.5 </text:span>Language Reference Update<text:line-break/><text:a xlink:type="simple" xlink:href="https://www.firebirdsql.org/refdocs/langrefupd25.html" text:style-name="Internet_20_link" text:visited-style-name="Visited_20_Internet_20_Link"><text:span text:style-name="T42">https://www.firebirdsql.org/refdocs/langrefupd25.html</text:span></text:a><text:bookmark-end text:name="__RefNumPara__13452_1530721698"/></text:p>
        </text:list-item>
        <text:list-item>
          <text:p><text:bookmark-start text:name="__RefNumPara__989_1530645906"/><text:span text:style-name="T49">US </text:span>Department Of Defense Trusted Computer System Evaluation Criteria- DoD 5200.28-STD – December 1985<text:bookmark-end text:name="__RefNumPara__989_1530645906"/></text:p>
        </text:list-item>
        <text:list-item>
          <text:p text:style-name="P69"/>
        </text:list-item>
      </text:list>
      <text:h text:style-name="Heading_20_1" text:outline-level="1"><text:line-break/><text:span text:style-name="T14">The Firebird Security Model</text:span></text:h>
      <text:p text:style-name="P67">Before discussing how IBX for Lazarus can be used to <text:span text:style-name="T15">manage Firebird users, it is useful to have an appreciation of the Firebird Security Model. The aim of this section is to present an understanding of the Firebird Security Model and with reference to how IBX can be used to manage Firebird security. It collects together information from many sources including Release Notes for different versions of Firebird.</text:span></text:p>
      <text:p text:style-name="P111">Note: throughout this section, endnotes are used to clarify various statements and to provide source references, <text:span text:style-name="T49">in addition to direct references to documents. Direct references are in bold and enclosed in square brackets, while superscripts are used for endnotes.</text:span></text:p>
      <text:h text:style-name="P100" text:outline-level="2">Overview</text:h>
      <text:p text:style-name="P81">From Firebird 3 onwards, Firebird supports database encryption and “over the write encryption”. Firebird 3 and earlier versions also provide <text:span text:style-name="T15">Discretionary Access Control</text:span>s.</text:p>
      <text:p text:style-name="P71">Firebird implements a form of Discretionary Access Control (DAC) <text:span text:style-name="T47">which</text:span> has been “defined by the Trusted Computer System Evaluation Criteria <text:span text:style-name="T32">[</text:span><text:span text:style-name="T32"><text:bookmark-ref text:reference-format="number" text:ref-name="__RefNumPara__989_1530645906">7</text:bookmark-ref></text:span><text:span text:style-name="T32">]</text:span> <text:span text:style-name="T47">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48"> </text:span></text:p>
      <text:p text:style-name="P75"><text:span text:style-name="T49">These criteria require both “and enforcement mechanism </text:span>(e.g., self/group/public controls, access control lists)” <text:span text:style-name="T49">and requires users both to identify themselves and to “</text:span>use a protected mechanism (e.g., passwords) to authenticate the user's identity. The TCB shall protect authentication data so that it cannot be accessed by any unauthorized user.”</text:p>
      <text:p text:style-name="P87"><text:soft-page-break/>In Firebird:</text:p>
      <text:list xml:id="list7290169478591602035" text:style-name="L4">
        <text:list-item>
          <text:p text:style-name="P70">The objects of the DAC are items such as a Database Table and its data, and Stored Procedures.</text:p>
        </text:list-item>
        <text:list-item>
          <text:p text:style-name="P70">The subjects of the DAC include Firebird “users” as well as “objects” taking on the role of a subject (e.g. Stored Procedures <text:span text:style-name="T34">and Triggers</text:span>).</text:p>
        </text:list-item>
        <text:list-item>
          <text:p text:style-name="P70">The groups <text:span text:style-name="T49">(or access control lists) </text:span>correspond to SQL Roles. <text:span text:style-name="T34">There is also special group called 'PUBLIC' that all users implicitly belong to.</text:span></text:p>
        </text:list-item>
        <text:list-item>
          <text:p text:style-name="P70">The access rights themselves include the rights to access and change database data and/or metadata.</text:p>
        </text:list-item>
        <text:list-item>
          <text:p text:style-name="P72">All Firebird objects have an “owner” - a Firebird user – and which is able to grant subject access rights on the object. <text:span text:style-name="T34">However, the permission to grant rights can also be passed on to other users.</text:span></text:p>
        </text:list-item>
      </text:list>
      <text:p text:style-name="P76">Each Firebird user is identified through a unique login “UserName” <text:span text:style-name="T51">(limited to 31 characters and constrained to the same character set as an SQL Identifier) </text:span>and authenticated through a simple password based authentication mechanism when the user connects to a database. This <text:span text:style-name="T51">form of authentication </text:span>is often known as “weak authentication”<text:note text:id="ftn2" text:note-class="endnote"><text:note-citation>1</text:note-citation><text:note-body><text:p text:style-name="P118"><text:span text:style-name="T49">A useful definition of Weak Authentication is provided by </text:span>Jari Arkko, Pekka Nikander<text:span text:style-name="T49"> as “</text:span>cryptographic authentication between previously unknown parties without relying on trusted third parties.” <text:span text:style-name="T24">(</text:span><text:a xlink:type="simple" xlink:href="https://www.ietf.org/proceedings/57/slides/enroll-4/enroll-4.ppt" text:style-name="Internet_20_link" text:visited-style-name="Visited_20_Internet_20_Link"><text:span text:style-name="Citation"><text:span text:style-name="T17">https://www.ietf.org/proceedings/57/slides/enroll-4/enroll-4.ppt</text:span></text:span></text:a><text:span text:style-name="Citation"><text:span text:style-name="T24">)</text:span></text:span><text:span text:style-name="Citation"><text:span text:style-name="T49"> </text:span></text:span></text:p></text:note-body></text:note> - the password <text:span text:style-name="T49">being</text:span> no more than a plain text shared secret (originally limited to 8 characters<text:note text:id="ftn4" text:note-class="endnote"><text:note-citation>2</text:note-citation><text:note-body><text:p text:style-name="P120">The eight character password limit was still present in Firebird 2.5. However, in Firebird 3, the SRP authentication plugin has an effective password length of 20 bytes – although as International Character Sets are also supported by Firebird 3 (e.g. UTF8), the actual effective password size is not easy to quantiify. See “Plugins Q&amp;A” <text:bookmark-ref text:reference-format="text" text:ref-name="__RefNumPara__12424_1530721698">Firebird 3.0.2 Release Notes  https://www.firebirdsql.org/file/documentation/release_notes/html/en/3_0/rlsnotes30.html</text:bookmark-ref></text:p></text:note-body></text:note>) <text:span text:style-name="T51">and potentially </text:span>vulnerable to brute force attacks.<text:note text:id="ftn3" text:note-class="endnote"><text:note-citation>3</text:note-citation><text:note-body><text:p text:style-name="P119"><text:span text:style-name="T51">Firebird's vulnerability to brute force attacks has been significantly reduced over successive releases. For a discussion of this subject see the “</text:span>Details of the Security Changes in Firebird 2” <text:span text:style-name="T51">in the </text:span><text:span text:style-name="T51"><text:bookmark-ref text:reference-format="text" text:ref-name="__RefNumPara__1207_1530645906">Firebird 2.1.7 Release Notes https://www.firebirdsql.org/file/documentation/release_notes/html/rlsnotes217.html</text:bookmark-ref></text:span></text:p></text:note-body></text:note> </text:p>
      <text:p text:style-name="P76">Firebird does not currently support any form of strong authentication<text:note text:id="ftn1" text:note-class="endnote"><text:note-citation>4</text:note-citation><text:note-body><text:p text:style-name="P117">Firebird 3 does implement a<text:span text:style-name="T50">n</text:span> authentication method based upon a<text:span text:style-name="T50">n unauthenticated</text:span> Diffie-Hellman exchange: the Secure Remote Password (SRP) protocol – <text:span text:style-name="T47">and which is a major improvement on earlier versions</text:span>. However, <text:span text:style-name="T47">SRP</text:span> <text:span text:style-name="T50">simply protects</text:span> the password exchange <text:span text:style-name="T50">and it neither relies on a trusted third party or some form of two factor authentication, it cannot be consider as “strong authentication”</text:span>. <text:span text:style-name="T47">See “New Authentication Method in Firebird 3” </text:span><text:span text:style-name="T47"><text:bookmark-ref text:reference-format="text" text:ref-name="__RefNumPara__12424_1530721698">Firebird 3.0.2 Release Notes  https://www.firebirdsql.org/file/documentation/release_notes/html/en/3_0/rlsnotes30.html</text:bookmark-ref></text:span></text:p></text:note-body></text:note> (e.g. based on some sort of <text:span text:style-name="T51">authenticated </text:span>cryptographic exchange <text:span text:style-name="T51">and/</text:span>or a two factor authentication method<text:span text:style-name="T51">)</text:span>. Although the “plugin” architecture of Firebird 3 does make it possible to extend the database engine to better authentication schemes even when they are not part of the standard product<text:note text:id="ftn0" text:note-class="endnote"><text:note-citation>5</text:note-citation><text:note-body><text:p text:style-name="P117">See section on “Plugins”. <text:bookmark-ref text:reference-format="text" text:ref-name="__RefNumPara__12424_1530721698">Firebird 3.0.2 Release Notes  https://www.firebirdsql.org/file/documentation/release_notes/html/en/3_0/rlsnotes30.html</text:bookmark-ref></text:p></text:note-body></text:note>.</text:p>
      <text:p text:style-name="P34">Firebird also includes to notion of a “SuperUser”. That is a user that has full access <text:span text:style-name="T46">rights</text:span> to all objects. Firebird calls this user “SYSDBA”.</text:p>
      <text:p text:style-name="P34">Access Rights on objects are granted to subjects/groups using DDL Grant and Revoke statements <text:span text:style-name="T34">on a per database basis</text:span>. For example:</text:p>
      <text:p text:style-name="P61">Grant Select on MyTable to Alice;</text:p>
      <text:p text:style-name="P46"><text:span text:style-name="T46">The above example</text:span> grants the “Select” access right to a user called “Alice” to a table called “MyTable”. The select access right allows Alice read access to the data stored in MyTable.</text:p>
      <text:p text:style-name="P57">Note: DDL statements cannot have placeholder parameters and while they can be executed by TIBSQL, the SQL statement has to be formatted and assigned to the component each time it is used.</text:p>
      <text:p text:style-name="P46">Prior to Firebird 3, access rights <text:span text:style-name="T16">to metadata were implicit and permissive</text:span><text:span text:style-name="T16"><text:note text:id="ftn5" text:note-class="endnote"><text:note-citation>6</text:note-citation><text:note-body><text:p text:style-name="P121">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2 Release Notes  https://www.firebirdsql.org/file/documentation/release_notes/html/en/3_0/rlsnotes30.html</text:bookmark-ref>.</text:p></text:note-body></text:note></text:span><text:span text:style-name="T16">. Any Firebird user could create an object and become the object's owner. In Firebird 3, DAC has been extended to the metadata, with create/alter/drop access rights being available on metadata objects. There is also an explicit “create database” permission that a user must be given in order to be allowed to create a new database.</text:span></text:p>
      <text:p text:style-name="P47">Firebird 2.5 ha<text:span text:style-name="T34">d also</text:span> previously introduced a built-in role “RDB$ADMIN”. A user granted this role <text:span text:style-name="T52">at the database level</text:span> has SuperUser rights to all objects in that database. <text:span text:style-name="T52">A</text:span> user <text:span text:style-name="T52">may also</text:span> be granted <text:span text:style-name="T52">this role at the server level and hence have the privilege to manage user accounts.</text:span><text:span text:style-name="T52"><text:note text:id="ftn6" text:note-class="endnote"><text:note-citation>7</text:note-citation><text:note-body><text:p text:style-name="P122"><text:span text:style-name="T52">The Firebird 2.5 release notes describe the RDB$ADMIN role as something that can be granted to a user <text:s/>on a per database basis and/or to the security database. At the database level, it is granted the same as any other role using a GRANT DDL statement (e.g. GRANT RDB$ADMIN TO ALICE). However, an entirely different syntax is used for the security database (e.g. ALTER USER ALICE GRANT ADMIN ROLE”). See </text:span>RDB$ADMIN Role <text:span text:style-name="T53">in </text:span><text:span text:style-name="T53"><text:bookmark-ref text:reference-format="text" text:ref-name="__RefNumPara__1515_1530645906">Firebird 2.5.8 Release Notes https://www.firebirdsql.org/file/documentation/release_notes/html/en/2_5/rlsnotes25.html</text:bookmark-ref></text:span></text:p></text:note-body></text:note></text:span></text:p>
      <text:h text:style-name="P101" text:outline-level="2"><text:soft-page-break/>The Firebird Security Database</text:h>
      <text:p text:style-name="P77">Prior to Firebird 3, each Firebird Server maintain<text:span text:style-name="T34">ed</text:span> its own security database. <text:span text:style-name="T53">The </text:span>security database is a normal Firebird Database but one that is used to keep track of Firebird users and their login credentials. <text:span text:style-name="T34">It typically contained a single table called USERS. The Firebird Server reads the security database whenever it needs to authenticate a user login. Maintaining the integrity and security of the data held in the security database is thus critical to managing a secure Firebird Server.</text:span><text:span text:style-name="T34"><text:note text:id="ftn7" text:note-class="endnote"><text:note-citation>8</text:note-citation><text:note-body><text:p text:style-name="P123">It should be recalled that a major DAC requirement is that “The TCB shall protect authentication data so that it cannot be accessed by any unauthorized user”. In Firebird, it is very easy to overlook the importance of protecting the security database and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54">All directories in the security database's file system path must restrict write access to authorised users only.</text:span></text:p></text:note-body></text:note></text:span></text:p>
      <text:p text:style-name="P35">Prior to Firebird 2.0, the security database was directly maintained by the <text:span text:style-name="T9">gsec</text:span><text:span text:style-name="T17"> utility. It was thus potentially available for read access by various users and hence exposed user credentials which, in turn, became vulnerable to a brute force attack on the password hashes stored in the database. Firebird 2.0 changed </text:span><text:span text:style-name="T9">gsec </text:span><text:span text:style-name="T17">to use the Firebird Services API and hence permitted the security database to be hidden from user view, </text:span><text:span text:style-name="T18">accessible only to the Firebird Server</text:span><text:span text:style-name="T17">.</text:span><text:span text:style-name="T17"><text:note text:id="ftn8" text:note-class="endnote"><text:note-citation>9</text:note-citation><text:note-body><text:p text:style-name="P125"><text:span text:style-name="T54">This subject is discussed at length in the release notes. See section “</text:span><text:bookmark text:name="sec-dtl"/>Details of the Security Changes in Firebird 2.0” <text:span text:style-name="T54">in </text:span><text:span text:style-name="T54"><text:bookmark-ref text:reference-format="text" text:ref-name="__RefNumPara__12158_1530721698">Firebird 2.0.7 Release Notes https://www.firebirdsql.org/file/documentation/release_notes/html/rlsnotes207.html</text:bookmark-ref></text:span><text:span text:style-name="T54">.</text:span></text:p></text:note-body></text:note></text:span></text:p>
      <text:p text:style-name="P36"><text:span text:style-name="T17">In Firebird 3, alternative security databases can be defined on a per database level.</text:span><text:span text:style-name="T17"><text:note text:id="ftn9" text:note-class="endnote"><text:note-citation>10</text:note-citation><text:note-body><text:p text:style-name="P124">A user database can even incorporate its own security database – <text:span text:style-name="T60">although in doing this you do need to be confident that the password hashes are not vulnerable to brute force attacks</text:span>. See “Location of User Lists” in <text:bookmark-ref text:reference-format="text" text:ref-name="__RefNumPara__12424_1530721698">Firebird 3.0.2 Release Notes  https://www.firebirdsql.org/file/documentation/release_notes/html/en/3_0/rlsnotes30.html</text:bookmark-ref></text:p></text:note-body></text:note></text:span><text:span text:style-name="T17"> That is the original Firebird Security Database is the default security database unless an alternative is defined for a given database. Furthermore, the Firebird 3 plugin architecture permits an alternative authentication algorithm to be used </text:span><text:span text:style-name="T18">with its own security database schema. </text:span></text:p>
      <text:p text:style-name="P36"><text:span text:style-name="T18">Firebird 3 has also restored the ability of users to establish a direct embedded connection to a security database, if only to </text:span><text:span text:style-name="T19">create </text:span><text:span text:style-name="T18">alternative security databases. </text:span><text:span text:style-name="T19">This restored capability needs to be managed with care </text:span><text:span text:style-name="T25">if Firebird's previous vulnerabilities are not to be re-introduced</text:span><text:span text:style-name="T19">. However, once a security database has been created </text:span><text:span text:style-name="T25">(see </text:span><text:span text:style-name="T25"><text:bookmark-ref text:reference-format="number" text:ref-name="__RefHeading___Toc1626_1530645906">2.2.1.2</text:bookmark-ref></text:span><text:span text:style-name="T25">)</text:span><text:span text:style-name="T19">, it can be hidden from view and only needs to be accessible to the Firebird Server.</text:span></text:p>
      <text:p text:style-name="P112">Note: a Firebird security database is a Firebird database. It contain additional tables to those used by the default User Manager and can hence be shared by alternative User Managers each with their own tables.</text:p>
      <text:h text:style-name="P95" text:outline-level="3">Creating a Firebird <text:span text:style-name="T61">Security </text:span>Database</text:h>
      <text:p text:style-name="P37">Prior to Firebird 3, there was only a single Firebird Security Database and this was normally provided as part of the initial set of files. The location differed between platforms and OS distributions but the installed file was the same and included a single initial (super) user “SYSDBA” and a default password “masterkey”. It was up to the Database Administrator <text:span text:style-name="T35">(DBA)</text:span> to change the SYSDBA password to something less well known and the create other users.</text:p>
      <text:h text:style-name="P105" text:outline-level="4">The Firebird 3 Default Security Database</text:h>
      <text:p text:style-name="P38">With Firebird 3, different installers may take different strategies. Some may continue to provide a prepared version of the <text:span text:style-name="T39">default </text:span>security database with the SYSDBA user and a default password. However, some may do no more than install an empty security database and leave it to the DBA to create the SYSDBA user with an appropriate password. In many ways, this is better than installing the security database with a very well known password, and the “CREATE USER” DDL statement <text:span text:style-name="T39">(introduced in Firebird 3) </text:span>makes it straightforward for the DBA to create the SYSDBA user <text:span text:style-name="T54">even when the security database is empty</text:span>. The process is described in the Firebird 3 release notes <text:span text:style-name="T31">[</text:span><text:span text:style-name="T31"><text:bookmark-ref text:reference-format="number" text:ref-name="__RefNumPara__12424_1530721698">2</text:bookmark-ref></text:span><text:span text:style-name="T31">]</text:span><text:span text:style-name="T36">:</text:span></text:p>
      <text:p text:style-name="Quoted"><text:span text:style-name="T36">Initialization is performed in embedded mode using the </text:span><text:span text:style-name="Emphasis"><text:span text:style-name="T36">isql</text:span></text:span><text:span text:style-name="T36">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36">isql</text:span></text:span><text:span text:style-name="T36"> will throw a privilege error for the CREATE USER request. </text:span></text:p>
      <text:p text:style-name="Quoted"><text:soft-page-break/>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2766492397125659575" text:style-name="L5">
        <text:list-item>
          <text:p text:style-name="P114"><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114">In a suitable shell, start an <text:span text:style-name="Emphasis">isql</text:span> interactive session, opening the employee database via its alias: </text:p>
          <text:p text:style-name="P113"><text:s text:c="2"/>&gt; isql -user sysdba employee</text:p>
        </text:list-item>
        <text:list-item>
          <text:p text:style-name="P114">Create the SYSDBA user:</text:p>
          <text:p text:style-name="P113"><text:s text:c="2"/>SQL&gt; create user SYSDBA password 'SomethingCryptic';</text:p>
          <text:p text:style-name="P113"><text:s text:c="2"/>SQL&gt; commit;</text:p>
          <text:p text:style-name="P113"><text:s text:c="2"/>SQL&gt; quit;</text:p>
        </text:list-item>
        <text:list-item>
          <text:p text:style-name="P114">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33">[</text:span><text:span text:style-name="T33"><text:bookmark-ref text:reference-format="number" text:ref-name="__RefNumPara__12424_1530721698">2</text:bookmark-ref></text:span><text:span text:style-name="T33">]</text:span></text:p>
      <text:p text:style-name="P91">After it has been created, File System permissions <text:span text:style-name="T54">must be</text:span> used to protect the security database from unwanted attention:</text:p>
      <text:list xml:id="list4214660773638859399" text:style-name="L7">
        <text:list-item>
          <text:p text:style-name="P92"><text:span text:style-name="T36">On a POSIX system, the Firebird Server usually operates under the user “firebird” and the security database is read/write to the “firebird” user only with no other users permitted </text:span><text:span text:style-name="T37">read </text:span><text:span text:style-name="T38">or write access</text:span><text:span text:style-name="T37">. In the above, </text:span><text:span text:style-name="T11">isql </text:span><text:span text:style-name="T28">needs to be run as user </text:span><text:span text:style-name="T11">root</text:span><text:span text:style-name="T28"> in order to access the security database. After initialising the SYSDBA user, </text:span><text:span text:style-name="T29">ensure</text:span><text:span text:style-name="T28"> that security database is owned by user “firebird” and no other user can read it. A typical installation will show the user and group as “firebird” (both read/write) with no “world access”. The directory path should also no be writeable by any user other than root or firebird, otherwise a malicious user could replace the security database with a compromised version.</text:span></text:p>
        </text:list-item>
        <text:list-item>
          <text:p text:style-name="P93"><text:span text:style-name="T28">O</text:span><text:span text:style-name="T27">n Windows, similar remarks apply. </text:span><text:span text:style-name="T30">isql should be run by a System Administrator and</text:span><text:span text:style-name="T27"> the Firebird security database only readable/</text:span><text:span text:style-name="T30">writeable</text:span><text:span text:style-name="T27"> by the Firebird Server or a System Administrator.</text:span></text:p>
        </text:list-item>
      </text:list>
      <text:h text:style-name="P105" text:outline-level="4"><text:bookmark-start text:name="__RefHeading___Toc1626_1530645906"/>Firebird 3 Alternative Security Databases<text:bookmark-end text:name="__RefHeading___Toc1626_1530645906"/></text:h>
      <text:p text:style-name="P39">Firebird 3 can also assign an alternative security database on a per database basis. There can be as many alternative security databases as needed and they may be shared between databases. Each security database lists a set of users and their passwords and each may have a different SuperUser password. However, it is also possible to map users from one security database into another. It is even possible to include the security database tables within a user database.</text:p>
      <text:p text:style-name="P39">Alternative security databases are defined in the server's <text:span text:style-name="T9">database.conf</text:span><text:span text:style-name="T17"> configuration file</text:span><text:span text:style-name="T17"><text:note text:id="ftn10" text:note-class="endnote"><text:note-citation>11</text:note-citation><text:note-body><text:p text:style-name="P126">See section on “Creating an Alternative Security Database” <text:bookmark-ref text:reference-format="text" text:ref-name="__RefNumPara__12424_1530721698">Firebird 3.0.2 Release Notes  https://www.firebirdsql.org/file/documentation/release_notes/html/en/3_0/rlsnotes30.html</text:bookmark-ref>.</text:p></text:note-body></text:note></text:span><text:span text:style-name="T17">. This replaced the </text:span><text:span text:style-name="T9">aliases.conf </text:span><text:span text:style-name="T17">file used prior to Firebird 3 and shares a similar syntax. In order to use an alternative security database, you must </text:span><text:span text:style-name="T20">set up an alias for the database in the configuration file and then associate the alternative security database with the database alias. For example:</text:span></text:p>
      <text:p text:style-name="P62">employee = $(dir_sampleDb)/employee.fdb</text:p>
      <text:p text:style-name="P62">{</text:p>
      <text:p text:style-name="P62"><text:soft-page-break/><text:tab/>SecurityDatabase = /var/lib/firebird/3.0/system/private.security.fdb</text:p>
      <text:p text:style-name="P62">}</text:p>
      <text:p text:style-name="P48">assigns an alternative security database to the example employee database. The example is for a Debian derived system and locates the private security database in the same directory as the default security database<text:note text:id="ftn16" text:note-class="endnote"><text:note-citation>12</text:note-citation><text:note-body><text:p text:style-name="P131">For a list of all parameters available for use in <text:span text:style-name="T9">databases.conf</text:span><text:span text:style-name="T17"> and the file's syntax see the section “Per-database Configuration” in </text:span><text:span text:style-name="T17"><text:bookmark-ref text:reference-format="text" text:ref-name="__RefNumPara__12424_1530721698">Firebird 3.0.2 Release Notes  https://www.firebirdsql.org/file/documentation/release_notes/html/en/3_0/rlsnotes30.html</text:bookmark-ref></text:span><text:span text:style-name="T17">.</text:span></text:p></text:note-body></text:note>.</text:p>
      <text:p text:style-name="P58">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41">and contains a SYSDBA user</text:span>. <text:span text:style-name="T41">However, if this is the only database served by the security database then it is not possible to create the SYSDBA user (if one does not exist) unless the database exists and can be connected to by isql in embedded mode.</text:span></text:p>
      <text:p text:style-name="P49">An alternative security database is created using isql in embedded mode e.g. <text:span text:style-name="T55">on a Debian derived system</text:span>:</text:p>
      <text:p text:style-name="P63">isql-<text:span text:style-name="T55">fb</text:span> -user SYSDBA</text:p>
      <text:p text:style-name="P63">SQL&gt;create database '<text:span text:style-name="T40">/var/lib/firebird/3.0/system/private.security.fdb</text:span>';</text:p>
      <text:p text:style-name="P94">The above simply creates a regular Firebird Database. It is empty with no tables defined as yet. There is nothing to indicate its purpose;</text:p>
      <text:p text:style-name="P59">Note: the location in which the database is created should be protected an<text:span text:style-name="T55">d</text:span> not writeable by another other than a System Administrator or the Firebird Server. isql will need to be run by a System Administrator (e.g. root on a Posix system) <text:span text:style-name="T44">and it may be necessary, after it has been created, to change its ownership and file system access permissions so that it is exclusively available to the Firebird Server.</text:span></text:p>
      <text:p text:style-name="P50">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text:p>
      <text:p text:style-name="P54">SQL&gt;connect employee;</text:p>
      <text:p text:style-name="P65">SQL&gt;create user SYSDBA password 'some-obscure-password';</text:p>
      <text:p text:style-name="P55">SQL&gt;commit;</text:p>
      <text:p text:style-name="P64">SQL&gt;quit;</text:p>
      <text:p text:style-name="P59">Note: in order to create the SYSDBA, you have to connect to the database in embedded mode. Once the SYSDBA user has been created (it is automatically the superuser), you can now connect remotely as SYSDBA and create the other users. <text:span text:style-name="T61">Creating the SYSDBA user also creates the tables needed to support the chosen user authentication plugin.</text:span></text:p>
      <text:h text:style-name="P106" text:outline-level="4">Alternative Security Databases and the Services API</text:h>
      <text:p text:style-name="P42">In Firebird 3 the Services API can only be used to manage users in the default security database. However, it is still necessary for there to be access from the Services API to databases that use an alternative security database. For example, when using the Services API for backup/restore.</text:p>
      <text:p text:style-name="P43">In order to direct the Services API login to the appropriate security database, the Services Parameter Block (SPB) has a new item code: isc_spb_expected_db<text:note text:id="ftn11" text:note-class="endnote"><text:note-citation>13</text:note-citation><text:note-body><text:p text:style-name="P126">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60">Note: From IBX 2.2 onwards, the Services API components support a new login parameter (expected_db) which corresponds to the SPB <text:s/>isc_spb_expected_db item code.</text:p>
      <text:h text:style-name="P102" text:outline-level="2"><text:soft-page-break/>User Management</text:h>
      <text:h text:style-name="P96" text:outline-level="3">Firebird 2.<text:span text:style-name="T42">1</text:span> and Earlier</text:h>
      <text:p text:style-name="P40">Prior to Firebird <text:span text:style-name="T42">2.5</text:span>, only the <text:span text:style-name="T9">gsec</text:span><text:span text:style-name="T17"> utility and the Services API could be used to </text:span><text:span text:style-name="T21">manage users. Either could be used to:</text:span></text:p>
      <text:list xml:id="list5210511821581644414" text:style-name="L6">
        <text:list-item>
          <text:p text:style-name="P74">List all users and their attributes</text:p>
        </text:list-item>
        <text:list-item>
          <text:p text:style-name="P74">Create a new user</text:p>
        </text:list-item>
        <text:list-item>
          <text:p text:style-name="P74">Modify an existing user's password or attributes</text:p>
        </text:list-item>
        <text:list-item>
          <text:p text:style-name="P74">Delete an existing user.</text:p>
        </text:list-item>
      </text:list>
      <text:p text:style-name="P41"><text:span text:style-name="T17">In this case, user attributes are limited: </text:span><text:span text:style-name="T23">UID, GID, </text:span><text:span text:style-name="T17">First Name, Middle Name and Last Name and are for information only. Each user is identified by a unique “User Name” and which is the key to the user's entry in the security database. A User Name once created cannot be modified.</text:span></text:p>
      <text:p text:style-name="P79"><text:span text:style-name="T17">Prior to Firebird 3, only the SYSDBA could use the Services API to manage users. However, Firebird 3 also permits users with admin rights to the default security database to perform User Management by logging in to the Services API with the role name “RDB$ADMIN”.</text:span><text:span text:style-name="T17"><text:note text:id="ftn12" text:note-class="endnote"><text:note-citation>14</text:note-citation><text:note-body><text:p text:style-name="P127">This is <text:span text:style-name="T56">also </text:span>described in the file “doc/README.services_extension” provided with the Firebird 3 source code.</text:p></text:note-body></text:note></text:span></text:p>
      <text:h text:style-name="P97" text:outline-level="3">Firebird 2.5</text:h>
      <text:p text:style-name="P41">In addition to use of <text:span text:style-name="T9">gsec</text:span><text:span text:style-name="T17"> and the Services API for User Management, Firebird 2.5 also introduced the CREATE/ALTER/DROP USER DDL statements </text:span><text:span text:style-name="T26">[</text:span><text:span text:style-name="T26"><text:bookmark-ref text:reference-format="number" text:ref-name="__RefNumPara__13452_1530721698">6</text:bookmark-ref></text:span><text:span text:style-name="T26">]</text:span><text:span text:style-name="T17">. These enable User Management from a Database Connection. </text:span><text:span text:style-name="T22">The user must be logged in as SYSDBA or with the role RDB$ADMIN (see ). However, even a normal user can use ALTER USER to change their own password.</text:span></text:p>
      <text:h text:style-name="Heading_20_4" text:outline-level="4">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text:span text:style-name="T43">(see ) </text:span>in the security database. This allows <text:span text:style-name="T43">them</text:span> to manage user accounts, but doesn't give <text:span text:style-name="T43">them</text:span> any special privileges in regular databases. </text:p>
      <text:h text:style-name="Heading_20_4" text:outline-level="4">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oft-page-break/><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4" text:outline-level="4">DROP USER</text:h>
      <text:p text:style-name="P115">Description: Removes a Firebird user account. </text:p>
      <text:p text:style-name="P115">Syntax: </text:p>
      <text:p text:style-name="QuotedSQL">DROP USER <text:span text:style-name="Emphasis"><text:span text:style-name="Source_20_Text">username</text:span></text:span></text:p>
      <text:h text:style-name="P98" text:outline-level="3">Firebird 3</text:h>
      <text:p text:style-name="P42">The weakness in Firebird 2.5, from the point of view of User Management from a database connection is that there was no way to list the existing users. The Services API <text:span text:style-name="T45">has to be used for this purpose. With the introduction of alternative security databases and the restriction of the Services API to the default security database, a new mechanism was needed <text:s/>to list the users.</text:span></text:p>
      <text:p text:style-name="P43">The SEC$USERS virtual table was introduced in Firebird 3<text:note text:id="ftn13" text:note-class="endnote"><text:note-citation>15</text:note-citation><text:note-body><text:p text:style-name="P128">See section “New System Tables” in <text:bookmark-ref text:reference-format="text" text:ref-name="__RefNumPara__12424_1530721698">Firebird 3.0.2 Release Notes  https://www.firebirdsql.org/file/documentation/release_notes/html/en/3_0/rlsnotes30.html</text:bookmark-ref>.</text:p></text:note-body></text:note> and lists the users and their attributes for users in the security database used to login to the database. If the user is logged in as SYSDBA or with the RDB$ADMIN role then all users are listed. Otherwise, the list is restricted to the current user.</text:p>
      <text:h text:style-name="P109" text:outline-level="4">DDL Extensions</text:h>
      <text:p text:style-name="P80">Firebird 3 has also extended<text:note text:id="ftn14" text:note-class="endnote"><text:note-citation>16</text:note-citation><text:note-body><text:p text:style-name="P129"><text:span text:style-name="T57">See section “</text:span><text:bookmark text:name="rnfb30-access-sql"/><text:span text:style-name="T57">Security-&gt;</text:span>SQL Features for Managing Access” <text:span text:style-name="T57">in </text:span><text:span text:style-name="T57"><text:bookmark-ref text:reference-format="text" text:ref-name="__RefNumPara__12424_1530721698">Firebird 3.0.2 Release Notes  https://www.firebirdsql.org/file/documentation/release_notes/html/en/3_0/rlsnotes30.html</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80"><text:soft-page-break/>The Active/Inactive option allows a user to be disabled rather than deleted. The “USING PLUGIN” clause allows multiple authentication plugins to be used for the same security database.</text:p>
      <text:h text:style-name="P107" text:outline-level="4">User Tags</text:h>
      <text:p text:style-name="P80">User tags are additional attributes in “key=value” format that are available for use for unspecified purposes. They are managed using the CREATE/ALTER USER DDL statements and those specified for a given user can be read using the SEC$USER_ATTRIBUTES virtual table. The legacy user attributes UID and GID and copied to <text:span text:style-name="T58">a Firebird 3 security database as tags when a Firebird 2 security database is upgraded</text:span><text:span text:style-name="T58"><text:note text:id="ftn15" text:note-class="endnote"><text:note-citation>17</text:note-citation><text:note-body><text:p text:style-name="P130">The upgrade procedure is described in the section “Upgrading a v.2.x Security Database” in the <text:bookmark-ref text:reference-format="text" text:ref-name="__RefNumPara__12424_1530721698">Firebird 3.0.2 Release Notes  https://www.firebirdsql.org/file/documentation/release_notes/html/en/3_0/rlsnotes30.html</text:bookmark-ref>.</text:p></text:note-body></text:note></text:span><text:span text:style-name="T58">.</text:span></text:p>
      <text:h text:style-name="P108" text:outline-level="4">Mapping Users between Security Databases</text:h>
      <text:p text:style-name="P82">Firebird 3 introduces the concept of “mapping rules”. These are used to map users <text:span text:style-name="T62">(or indeed any valid access control “subject” identified by an authentication plugin)</text:span> authenticated in one security database into <text:span text:style-name="T62">a user or role in a database that is configured to use a different security database and/or authentication plugin.</text:span></text:p>
      <text:p text:style-name="P83">For example, mapping rules allow a user (e.g. SYSDBA) authenticated in (e.g. the default security database) to be mapped to the SYSDBA user in a database using an alternative security database. Such a capability map be used to simplify overall database administration with a unified SYSDBA login.</text:p>
      <text:p text:style-name="P83"/>
      <text:h text:style-name="P98" text:outline-level="3">Windows Integration</text:h>
      <text:h text:style-name="P103" text:outline-level="2">Access Rights</text:h>
      <text:h text:style-name="P103" text:outline-level="2">Roles</text:h>
      <text:h text:style-name="P98" text:outline-level="3">Creating a Role</text:h>
      <text:h text:style-name="P98" text:outline-level="3">Users and Roles</text:h>
      <text:h text:style-name="P98" text:outline-level="3">The RDB$ADMIN role</text:h>
      <text:h text:style-name="P103" text:outline-level="2">Access Rights and Database Schemas</text:h>
      <text:h text:style-name="P104" text:outline-level="2">Database Encryption</text:h>
      <text:h text:style-name="Heading_20_2" text:outline-level="2">“<text:span text:style-name="T59">Over the Wire” Encryption</text:span></text:h>
      <text:h text:style-name="P103" text:outline-level="2">Embedded Databases</text:h>
      <text:h text:style-name="Heading_20_1" text:outline-level="1"><text:line-break/><text:span text:style-name="T43">Legacy User Management and IBX</text:span></text:h>
      <text:p text:style-name="Standard"/>
      <text:h text:style-name="Heading_20_1" text:outline-level="1"><text:line-break/><text:span text:style-name="T43">Firebird 3 User Management and IB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31 January 2018</text:modification-date></text:p>
              <text:p text:style-name="MP5"/>
            </table:table-cell>
            <table:table-cell table:style-name="Table3.A1" office:value-type="string">
              <text:p text:style-name="MP6"><text:title>IBX for Lazarus and Firebird Security</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3 User Management and IBX</text:chapter></text:span></text:p>
      </style:header>
      <style:footer>
        <text:p text:style-name="MP10"><text:page-number text:select-page="current">13</text:page-number></text:p>
      </style:footer>
    </style:master-page>
    <style:master-page style:name="Left_20_Page" style:display-name="Left Page" style:page-layout-name="Mpm6" style:next-style-name="Right_20_Page">
      <style:header>
        <text:p text:style-name="MP11"><text:title>IBX for Lazarus and Firebird Security</text:title></text:p>
      </style:header>
      <style:footer>
        <text:p text:style-name="MP12"><text:page-number text:select-page="current">10</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and Firebird Security</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and Firebird Security</dc:title>
    <meta:creation-date>2018-01-30T11:06:15.643135019</meta:creation-date>
    <meta:editing-cycles>12</meta:editing-cycles>
    <meta:editing-duration>PT1H1S</meta:editing-duration>
    <meta:initial-creator>Tony Whyman</meta:initial-creator>
    <dc:date>2018-01-31T12:24:31.405081830</dc:date>
    <dc:creator>Tony Whyman</dc:creator>
    <meta:document-statistic meta:table-count="1" meta:image-count="0" meta:object-count="1" meta:page-count="19" meta:paragraph-count="245" meta:word-count="4554" meta:character-count="29936" meta:non-whitespace-character-count="2555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ecurity</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